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E$1]^[.A1]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]+FLOOR([.B1])"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[.E$1]^[.A2]-1" office:value-type="float" office:value="0.27" calcext:value-type="float">
            <text:p>0.27</text:p>
          </table:table-cell>
          <table:table-cell table:formula="of:=[.D1]+1" office:value-type="float" office:value="2" calcext:value-type="float">
            <text:p>2</text:p>
          </table:table-cell>
          <table:table-cell table:formula="of:=[.C2]+FLOOR([.B2])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E$1]^[.A3]-1" office:value-type="float" office:value="0.6129" calcext:value-type="float">
            <text:p>0.6129</text:p>
          </table:table-cell>
          <table:table-cell table:formula="of:=[.D2]+1" office:value-type="float" office:value="3" calcext:value-type="float">
            <text:p>3</text:p>
          </table:table-cell>
          <table:table-cell table:formula="of:=[.C3]+FLOOR([.B3])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E$1]^[.A4]-1" office:value-type="float" office:value="1.048383" calcext:value-type="float">
            <text:p>1.048383</text:p>
          </table:table-cell>
          <table:table-cell table:formula="of:=[.D3]+1" office:value-type="float" office:value="4" calcext:value-type="float">
            <text:p>4</text:p>
          </table:table-cell>
          <table:table-cell table:formula="of:=[.C4]+FLOOR([.B4])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E$1]^[.A5]-1" office:value-type="float" office:value="1.60144641" calcext:value-type="float">
            <text:p>1.60144641</text:p>
          </table:table-cell>
          <table:table-cell table:formula="of:=[.D4]+1" office:value-type="float" office:value="6" calcext:value-type="float">
            <text:p>6</text:p>
          </table:table-cell>
          <table:table-cell table:formula="of:=[.C5]+FLOOR([.B5])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E$1]^[.A6]-1" office:value-type="float" office:value="2.3038369407" calcext:value-type="float">
            <text:p>2.3038369407</text:p>
          </table:table-cell>
          <table:table-cell table:formula="of:=[.D5]+1" office:value-type="float" office:value="8" calcext:value-type="float">
            <text:p>8</text:p>
          </table:table-cell>
          <table:table-cell table:formula="of:=[.C6]+FLOOR([.B6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E$1]^[.A7]-1" office:value-type="float" office:value="3.195872914689" calcext:value-type="float">
            <text:p>3.195872914689</text:p>
          </table:table-cell>
          <table:table-cell table:formula="of:=[.D6]+1" office:value-type="float" office:value="11" calcext:value-type="float">
            <text:p>11</text:p>
          </table:table-cell>
          <table:table-cell table:formula="of:=[.C7]+FLOOR([.B7])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E$1]^[.A8]-1" office:value-type="float" office:value="4.32875860165503" calcext:value-type="float">
            <text:p>4.32875860165503</text:p>
          </table:table-cell>
          <table:table-cell table:formula="of:=[.D7]+1" office:value-type="float" office:value="15" calcext:value-type="float">
            <text:p>15</text:p>
          </table:table-cell>
          <table:table-cell table:formula="of:=[.C8]+FLOOR([.B8])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E$1]^[.A9]-1" office:value-type="float" office:value="5.76752342410189" calcext:value-type="float">
            <text:p>5.76752342410189</text:p>
          </table:table-cell>
          <table:table-cell table:formula="of:=[.D8]+1" office:value-type="float" office:value="20" calcext:value-type="float">
            <text:p>20</text:p>
          </table:table-cell>
          <table:table-cell table:formula="of:=[.C9]+FLOOR([.B9])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E$1]^[.A10]-1" office:value-type="float" office:value="7.5947547486094" calcext:value-type="float">
            <text:p>7.5947547486094</text:p>
          </table:table-cell>
          <table:table-cell table:formula="of:=[.D9]+1" office:value-type="float" office:value="26" calcext:value-type="float">
            <text:p>26</text:p>
          </table:table-cell>
          <table:table-cell table:formula="of:=[.C10]+FLOOR([.B10])"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E$1]^[.A11]-1" office:value-type="float" office:value="9.91533853073394" calcext:value-type="float">
            <text:p>9.91533853073394</text:p>
          </table:table-cell>
          <table:table-cell table:formula="of:=[.D10]+1" office:value-type="float" office:value="34" calcext:value-type="float">
            <text:p>34</text:p>
          </table:table-cell>
          <table:table-cell table:formula="of:=[.C11]+FLOOR([.B11])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E$1]^[.A12]-1" office:value-type="float" office:value="12.8624799340321" calcext:value-type="float">
            <text:p>12.8624799340321</text:p>
          </table:table-cell>
          <table:table-cell table:formula="of:=[.D11]+1" office:value-type="float" office:value="44" calcext:value-type="float">
            <text:p>44</text:p>
          </table:table-cell>
          <table:table-cell table:formula="of:=[.C12]+FLOOR([.B12])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E$1]^[.A13]-1" office:value-type="float" office:value="16.6053495162208" calcext:value-type="float">
            <text:p>16.6053495162208</text:p>
          </table:table-cell>
          <table:table-cell table:formula="of:=[.D12]+1" office:value-type="float" office:value="57" calcext:value-type="float">
            <text:p>57</text:p>
          </table:table-cell>
          <table:table-cell table:formula="of:=[.C13]+FLOOR([.B13])"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E$1]^[.A14]-1" office:value-type="float" office:value="21.3587938856004" calcext:value-type="float">
            <text:p>21.3587938856004</text:p>
          </table:table-cell>
          <table:table-cell table:formula="of:=[.D13]+1" office:value-type="float" office:value="74" calcext:value-type="float">
            <text:p>74</text:p>
          </table:table-cell>
          <table:table-cell table:formula="of:=[.C14]+FLOOR([.B14])" office:value-type="float" office:value="95" calcext:value-type="float">
            <text:p>95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E$1]^[.A15]-1" office:value-type="float" office:value="27.3956682347125" calcext:value-type="float">
            <text:p>27.3956682347125</text:p>
          </table:table-cell>
          <table:table-cell table:formula="of:=[.D14]+1" office:value-type="float" office:value="96" calcext:value-type="float">
            <text:p>96</text:p>
          </table:table-cell>
          <table:table-cell table:formula="of:=[.C15]+FLOOR([.B15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E$1]^[.A16]-1" office:value-type="float" office:value="35.0624986580849" calcext:value-type="float">
            <text:p>35.0624986580849</text:p>
          </table:table-cell>
          <table:table-cell table:formula="of:=[.D15]+1" office:value-type="float" office:value="124" calcext:value-type="float">
            <text:p>124</text:p>
          </table:table-cell>
          <table:table-cell table:formula="of:=[.C16]+FLOOR([.B16])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E$1]^[.A17]-1" office:value-type="float" office:value="44.7993732957678" calcext:value-type="float">
            <text:p>44.7993732957678</text:p>
          </table:table-cell>
          <table:table-cell table:formula="of:=[.D16]+1" office:value-type="float" office:value="160" calcext:value-type="float">
            <text:p>160</text:p>
          </table:table-cell>
          <table:table-cell table:formula="of:=[.C17]+FLOOR([.B17])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E$1]^[.A18]-1" office:value-type="float" office:value="57.1652040856251" calcext:value-type="float">
            <text:p>57.1652040856251</text:p>
          </table:table-cell>
          <table:table-cell table:formula="of:=[.D17]+1" office:value-type="float" office:value="205" calcext:value-type="float">
            <text:p>205</text:p>
          </table:table-cell>
          <table:table-cell table:formula="of:=[.C18]+FLOOR([.B18])" office:value-type="float" office:value="262" calcext:value-type="float">
            <text:p>2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9:21:12.248000000</meta:creation-date>
    <dc:date>2024-08-18T20:15:14.200000000</dc:date>
    <meta:editing-duration>P1DT32M54S</meta:editing-duration>
    <meta:editing-cycles>1</meta:editing-cycles>
    <meta:document-statistic meta:table-count="1" meta:cell-count="73" meta:object-count="0"/>
    <meta:generator>LibreOffice/24.2.2.2$Windows_X86_64 LibreOffice_project/d56cc158d8a96260b836f100ef4b4ef25d6f1a01</meta:generator>
  </office:meta>
</office:document-meta>
</file>